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8541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97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36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9375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rug Store/Doctor’s Office/Hospital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34">
            <text:p>134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Jail/Prison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table:formula="oooc:=SUM([.B2:.B26])" office:value-type="string">
            <text:p>1653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Number of Arson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16">
            <text:p>116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Dwelling</text:p>
          </table:table-cell>
          <table:table-cell table:style-name="ce23" office:value-type="float" office:value="5485873">
            <text:p>5,485,873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3" office:value-type="float" office:value="1834846">
            <text:p>1,834,846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3" office:value-type="float" office:value="1795563">
            <text:p>1,795,563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3" office:value-type="float" office:value="21501">
            <text:p>21,501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3" office:value-type="float" office:value="1334138">
            <text:p>1,334,138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3" office:value-type="float" office:value="326331">
            <text:p>326,33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386523">
            <text:p>386,523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utomobiles</text:p>
          </table:table-cell>
          <table:table-cell table:style-name="ce23" office:value-type="float" office:value="1102546">
            <text:p>1,102,546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3" office:value-type="float" office:value="35247">
            <text:p>35,247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3" office:value-type="float" office:value="5939">
            <text:p>5,939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3" office:value-type="float" office:value="37097">
            <text:p>37,097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3" office:value-type="float" office:value="84917">
            <text:p>84,917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3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Heavy Construction/Indust.</text:p>
          </table:table-cell>
          <table:table-cell table:style-name="ce23" office:value-type="float" office:value="5100">
            <text:p>5,100</text:p>
          </table:table-cell>
        </table:table-row>
        <table:table-row table:style-name="ro2">
          <table:table-cell table:style-name="ce21" office:value-type="string">
            <text:p>Houshold Goods</text:p>
          </table:table-cell>
          <table:table-cell table:style-name="ce23" office:value-type="float" office:value="129486">
            <text:p>129,486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3" office:value-type="float" office:value="3017">
            <text:p>3,017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3" office:value-type="float" office:value="2000">
            <text:p>2,000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3" office:value-type="float" office:value="79703">
            <text:p>79,703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3" office:value-type="float" office:value="239">
            <text:p>239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3" office:value-type="float" office:value="5000">
            <text:p>5,000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3" office:value-type="float" office:value="30875">
            <text:p>30,875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3" office:value-type="float" office:value="11877">
            <text:p>11,877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3" office:value-type="float" office:value="249247">
            <text:p>249,247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3" office:value-type="float" office:value="96026">
            <text:p>96,026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3" office:value-type="float" office:value="2076">
            <text:p>2,076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1245852">
            <text:p>1,245,85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table:formula="oooc:=SUM([.B2:.B34])" office:value-type="string">
            <text:p>$14,312,025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5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/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ttached Garage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Wall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/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/>
        </table:table-row>
        <table:table-row table:style-name="ro2">
          <table:table-cell table:style-name="ce22" office:value-type="string">
            <text:p>Hidden 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0">
            <text:p>50</text:p>
          </table:table-cell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257">
            <text:p>25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615</text:p>
          </table:table-cell>
          <table:table-cell table:style-name="ce21" table:formula="oooc:=SUM([.C2:.C6])" office:value-type="string">
            <text:p>434</text:p>
          </table:table-cell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6])" office:value-type="string">
            <text:p>860</text:p>
          </table:table-cell>
          <table:table-cell table:style-name="ce21" office:value-type="float" office:value="148">
            <text:p>148</text:p>
          </table:table-cell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Day/Time</text:p>
          </table:table-cell>
          <table:table-cell table:style-name="ce25" office:value-type="string">
            <text:p>00:00-01:59</text:p>
          </table:table-cell>
          <table:table-cell table:style-name="ce25" office:value-type="string">
            <text:p>02:00-03:59</text:p>
          </table:table-cell>
          <table:table-cell table:style-name="ce25" office:value-type="string">
            <text:p>04:00-05:59</text:p>
          </table:table-cell>
          <table:table-cell table:style-name="ce25" office:value-type="string">
            <text:p>06:00-07:59</text:p>
          </table:table-cell>
          <table:table-cell table:style-name="ce25" office:value-type="string">
            <text:p>08:00-09:59</text:p>
          </table:table-cell>
          <table:table-cell table:style-name="ce25" office:value-type="string">
            <text:p>10:00-11:59</text:p>
          </table:table-cell>
          <table:table-cell table:style-name="ce25" office:value-type="string">
            <text:p>12:00-13:59</text:p>
          </table:table-cell>
          <table:table-cell table:style-name="ce25" office:value-type="string">
            <text:p>14:00-15:59</text:p>
          </table:table-cell>
          <table:table-cell table:style-name="ce25" office:value-type="string">
            <text:p>16:00-17:59</text:p>
          </table:table-cell>
          <table:table-cell table:style-name="ce25" office:value-type="string">
            <text:p>18:00-19:59</text:p>
          </table:table-cell>
          <table:table-cell table:style-name="ce25" office:value-type="string">
            <text:p>20:00-21:59</text:p>
          </table:table-cell>
          <table:table-cell table:style-name="ce25" office:value-type="string">
            <text:p>22:00-23:59</text:p>
          </table:table-cell>
          <table:table-cell table:style-name="ce25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221</text:p>
          </table:table-cell>
          <table:table-cell table:style-name="ce21" table:formula="oooc:=SUM([.C2:.C8])" office:value-type="string">
            <text:p>151</text:p>
          </table:table-cell>
          <table:table-cell table:style-name="ce21" table:formula="oooc:=SUM([.D2:.D8])" office:value-type="string">
            <text:p>67</text:p>
          </table:table-cell>
          <table:table-cell table:style-name="ce21" table:formula="oooc:=SUM([.E2:.E8])" office:value-type="string">
            <text:p>65</text:p>
          </table:table-cell>
          <table:table-cell table:style-name="ce21" table:formula="oooc:=SUM([.F2:.F8])" office:value-type="string">
            <text:p>99</text:p>
          </table:table-cell>
          <table:table-cell table:style-name="ce21" table:formula="oooc:=SUM([.G2:.G8])" office:value-type="string">
            <text:p>107</text:p>
          </table:table-cell>
          <table:table-cell table:style-name="ce21" table:formula="oooc:=SUM([.H2:.H8])" office:value-type="string">
            <text:p>116</text:p>
          </table:table-cell>
          <table:table-cell table:style-name="ce21" table:formula="oooc:=SUM([.I2:.I8])" office:value-type="string">
            <text:p>116</text:p>
          </table:table-cell>
          <table:table-cell table:style-name="ce21" table:formula="oooc:=SUM([.J2:.J8])" office:value-type="string">
            <text:p>158</text:p>
          </table:table-cell>
          <table:table-cell table:style-name="ce21" table:formula="oooc:=SUM([.K2:.K8])" office:value-type="string">
            <text:p>166</text:p>
          </table:table-cell>
          <table:table-cell table:style-name="ce21" table:formula="oooc:=SUM([.L2:.L8])" office:value-type="string">
            <text:p>167</text:p>
          </table:table-cell>
          <table:table-cell table:style-name="ce21" table:formula="oooc:=SUM([.M2:.M8])" office:value-type="string">
            <text:p>173</text:p>
          </table:table-cell>
          <table:table-cell table:style-name="ce21" table:formula="oooc:=SUM([.N2:.N8])" office:value-type="string">
            <text:p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